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d2066" officeooo:paragraph-rsid="001d2066"/>
    </style:style>
    <style:style style:name="P2" style:family="paragraph" style:parent-style-name="Text_20_body">
      <style:text-properties officeooo:rsid="001e8414" officeooo:paragraph-rsid="001e8414"/>
    </style:style>
    <style:style style:name="P3" style:family="paragraph" style:parent-style-name="Text_20_body">
      <style:text-properties officeooo:rsid="001eff6c" officeooo:paragraph-rsid="001eff6c"/>
    </style:style>
    <style:style style:name="P4" style:family="paragraph" style:parent-style-name="Text_20_body">
      <style:text-properties officeooo:rsid="001f1f2e" officeooo:paragraph-rsid="001f1f2e"/>
    </style:style>
    <style:style style:name="P5" style:family="paragraph" style:parent-style-name="Text_20_body">
      <style:text-properties officeooo:rsid="001f52fa" officeooo:paragraph-rsid="001f52fa"/>
    </style:style>
    <style:style style:name="P6" style:family="paragraph" style:parent-style-name="Text_20_body">
      <style:text-properties officeooo:paragraph-rsid="001f52fa"/>
    </style:style>
    <style:style style:name="P7" style:family="paragraph" style:parent-style-name="Text_20_body">
      <style:text-properties officeooo:rsid="001e8414" officeooo:paragraph-rsid="001e8414" fo:background-color="#ffff00"/>
    </style:style>
    <style:style style:name="P8" style:family="paragraph" style:parent-style-name="Title">
      <style:text-properties officeooo:rsid="001d2066" officeooo:paragraph-rsid="001d2066"/>
    </style:style>
    <style:style style:name="P9" style:family="paragraph" style:parent-style-name="Preformatted_20_Text">
      <style:text-properties officeooo:rsid="001f52fa" officeooo:paragraph-rsid="001f52fa"/>
    </style:style>
    <style:style style:name="P10" style:family="paragraph" style:parent-style-name="Preformatted_20_Text">
      <style:text-properties officeooo:paragraph-rsid="001f52fa"/>
    </style:style>
    <style:style style:name="P11" style:family="paragraph" style:parent-style-name="Preformatted_20_Text">
      <style:text-properties officeooo:rsid="0020687b" officeooo:paragraph-rsid="0020687b"/>
    </style:style>
    <style:style style:name="P12" style:family="paragraph" style:parent-style-name="Preformatted_20_Text">
      <style:text-properties style:font-name="Liberation Mono" fo:font-size="10pt" officeooo:rsid="001f52fa" officeooo:paragraph-rsid="001f52fa" style:font-name-asian="NSimSun1" style:font-size-asian="10pt" style:font-name-complex="Liberation Mono" style:font-size-complex="10pt"/>
    </style:style>
    <style:style style:name="P13" style:family="paragraph" style:parent-style-name="Preformatted_20_Text">
      <style:text-properties officeooo:rsid="00264ae7" officeooo:paragraph-rsid="00264ae7"/>
    </style:style>
    <style:style style:name="P14" style:family="paragraph" style:parent-style-name="Preformatted_20_Text">
      <style:text-properties officeooo:rsid="00281124" officeooo:paragraph-rsid="00281124"/>
    </style:style>
    <style:style style:name="P15" style:family="paragraph" style:parent-style-name="Preformatted_20_Text">
      <style:text-properties officeooo:paragraph-rsid="00281124"/>
    </style:style>
    <style:style style:name="P16" style:family="paragraph" style:parent-style-name="Preformatted_20_Text">
      <style:text-properties officeooo:rsid="00295a7c" officeooo:paragraph-rsid="00295a7c"/>
    </style:style>
    <style:style style:name="P17" style:family="paragraph" style:parent-style-name="Preformatted_20_Text">
      <style:text-properties officeooo:rsid="002b6fd5" officeooo:paragraph-rsid="002b6fd5"/>
    </style:style>
    <style:style style:name="P18" style:family="paragraph" style:parent-style-name="Preformatted_20_Text">
      <style:text-properties officeooo:paragraph-rsid="002b6fd5"/>
    </style:style>
    <style:style style:name="P19" style:family="paragraph" style:parent-style-name="Preformatted_20_Text">
      <style:text-properties officeooo:rsid="002bf801" officeooo:paragraph-rsid="002bf801"/>
    </style:style>
    <style:style style:name="P20" style:family="paragraph" style:parent-style-name="Preformatted_20_Text">
      <style:text-properties officeooo:rsid="002c3ae2" officeooo:paragraph-rsid="002c3ae2"/>
    </style:style>
    <style:style style:name="P21" style:family="paragraph" style:parent-style-name="Preformatted_20_Text">
      <style:text-properties officeooo:paragraph-rsid="002c3ae2"/>
    </style:style>
    <style:style style:name="P22" style:family="paragraph" style:parent-style-name="Preformatted_20_Text">
      <style:text-properties officeooo:rsid="002d5782" officeooo:paragraph-rsid="002d5782"/>
    </style:style>
    <style:style style:name="P23" style:family="paragraph" style:parent-style-name="Preformatted_20_Text">
      <style:text-properties officeooo:rsid="001f52fa" officeooo:paragraph-rsid="001f52fa" fo:background-color="#ffff00"/>
    </style:style>
    <style:style style:name="P24" style:family="paragraph" style:parent-style-name="Preformatted_20_Text">
      <style:text-properties officeooo:rsid="00264ae7" officeooo:paragraph-rsid="00264ae7" fo:background-color="#ffff00"/>
    </style:style>
    <style:style style:name="P25" style:family="paragraph" style:parent-style-name="Preformatted_20_Text">
      <style:text-properties officeooo:rsid="002f5639" officeooo:paragraph-rsid="002f5639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Standard">
      <style:text-properties fo:color="#333333" style:font-name="Consolas" fo:font-size="6.59999990463257pt" fo:font-weight="normal" officeooo:rsid="001f52fa" officeooo:paragraph-rsid="001f52fa" fo:background-color="#f5f5f5"/>
    </style:style>
    <style:style style:name="P28" style:family="paragraph" style:parent-style-name="Standard">
      <style:paragraph-properties style:line-height-at-least="0.318cm"/>
      <style:text-properties fo:color="#333333" fo:background-color="#f5f5f5"/>
    </style:style>
    <style:style style:name="P29" style:family="paragraph" style:parent-style-name="Standard">
      <style:paragraph-properties style:line-height-at-least="0.318cm"/>
      <style:text-properties fo:color="#777777" style:font-name="Consolas" fo:font-size="6.59999990463257pt" fo:font-weight="normal" fo:background-color="#f5f5f5"/>
    </style:style>
    <style:style style:name="P30" style:family="paragraph" style:parent-style-name="Standard">
      <style:paragraph-properties style:line-height-at-least="0.318cm"/>
      <style:text-properties fo:color="#448c27" fo:background-color="#f5f5f5"/>
    </style:style>
    <style:style style:name="P31" style:family="paragraph" style:parent-style-name="Heading_20_1">
      <style:text-properties style:font-name="Liberation Sans" fo:font-size="18.2000007629395pt" fo:font-weight="bold" officeooo:rsid="001d2066" officeooo:paragraph-rsid="001d206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2" style:family="paragraph" style:parent-style-name="Heading_20_1">
      <style:text-properties officeooo:rsid="001f52fa" officeooo:paragraph-rsid="001f52fa"/>
    </style:style>
    <style:style style:name="P33" style:family="paragraph" style:parent-style-name="Heading_20_1">
      <style:text-properties officeooo:rsid="002b6fd5" officeooo:paragraph-rsid="002b6fd5"/>
    </style:style>
    <style:style style:name="P34" style:family="paragraph" style:parent-style-name="Preformatted_20_Text">
      <style:text-properties officeooo:paragraph-rsid="002b6fd5"/>
    </style:style>
    <style:style style:name="P35" style:family="paragraph" style:parent-style-name="Preformatted_20_Text">
      <style:text-properties officeooo:paragraph-rsid="0030d36e"/>
    </style:style>
    <style:style style:name="P36" style:family="paragraph" style:parent-style-name="Preformatted_20_Text">
      <style:text-properties officeooo:rsid="003106a2" officeooo:paragraph-rsid="003106a2"/>
    </style:style>
    <style:style style:name="P37" style:family="paragraph" style:parent-style-name="Preformatted_20_Text">
      <style:text-properties officeooo:paragraph-rsid="003106a2"/>
    </style:style>
    <style:style style:name="P38" style:family="paragraph" style:parent-style-name="Preformatted_20_Text">
      <style:text-properties officeooo:rsid="00331b48" officeooo:paragraph-rsid="00331b48"/>
    </style:style>
    <style:style style:name="P39" style:family="paragraph" style:parent-style-name="Text_20_body">
      <style:text-properties officeooo:rsid="0030d36e" officeooo:paragraph-rsid="0030d36e"/>
    </style:style>
    <style:style style:name="T1" style:family="text">
      <style:text-properties officeooo:rsid="001eff6c"/>
    </style:style>
    <style:style style:name="T2" style:family="text">
      <style:text-properties officeooo:rsid="001f52fa"/>
    </style:style>
    <style:style style:name="T3" style:family="text">
      <style:text-properties fo:color="#7a3e9d"/>
    </style:style>
    <style:style style:name="T4" style:family="text">
      <style:text-properties fo:color="#7a3e9d" fo:font-weight="bold"/>
    </style:style>
    <style:style style:name="T5" style:family="text">
      <style:text-properties fo:color="#7a3e9d" style:font-name="Consolas" fo:font-size="6.59999990463257pt" fo:font-weight="normal"/>
    </style:style>
    <style:style style:name="T6" style:family="text">
      <style:text-properties fo:color="#7a3e9d" style:font-name="Consolas" fo:font-size="6.59999990463257pt" fo:font-weight="bold"/>
    </style:style>
    <style:style style:name="T7" style:family="text">
      <style:text-properties fo:color="#4b69c6"/>
    </style:style>
    <style:style style:name="T8" style:family="text">
      <style:text-properties fo:color="#4b69c6" style:font-name="Consolas" fo:font-size="6.59999990463257pt" fo:font-weight="normal"/>
    </style:style>
    <style:style style:name="T9" style:family="text">
      <style:text-properties style:font-name="Consolas" fo:font-size="6.59999990463257pt" fo:font-style="italic" fo:font-weight="normal"/>
    </style:style>
    <style:style style:name="T10" style:family="text">
      <style:text-properties style:font-name="Consolas" fo:font-size="6.59999990463257pt" fo:font-weight="normal"/>
    </style:style>
    <style:style style:name="T11" style:family="text">
      <style:text-properties fo:color="#448c27" style:font-name="Consolas" fo:font-size="6.59999990463257pt" fo:font-style="italic" fo:font-weight="normal"/>
    </style:style>
    <style:style style:name="T12" style:family="text">
      <style:text-properties fo:color="#aa3731" style:font-name="Consolas" fo:font-size="6.59999990463257pt" fo:font-weight="bold"/>
    </style:style>
    <style:style style:name="T13" style:family="text">
      <style:text-properties fo:color="#777777" style:font-name="Consolas" fo:font-size="6.59999990463257pt" fo:font-weight="normal"/>
    </style:style>
    <style:style style:name="T14" style:family="text">
      <style:text-properties style:font-name="Liberation Mono" fo:font-size="10pt" style:font-name-asian="NSimSun1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1f52fa" style:font-name-asian="NSimSun1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281124" style:font-name-asian="NSimSun1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2b6fd5" style:font-name-asian="NSimSun1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2c3ae2" style:font-name-asian="NSimSun1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30d36e" style:font-name-asian="NSimSun1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106a2" style:font-name-asian="NSimSun1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32efb6" style:font-name-asian="NSimSun1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340484" style:font-name-asian="NSimSun1" style:font-size-asian="10pt" style:font-name-complex="Liberation Mono" style:font-size-complex="10pt"/>
    </style:style>
    <style:style style:name="T23" style:family="text">
      <style:text-properties officeooo:rsid="0025eca0"/>
    </style:style>
    <style:style style:name="T24" style:family="text">
      <style:text-properties officeooo:rsid="00281124"/>
    </style:style>
    <style:style style:name="T25" style:family="text">
      <style:text-properties officeooo:rsid="002ab93e"/>
    </style:style>
    <style:style style:name="T26" style:family="text">
      <style:text-properties officeooo:rsid="002b6fd5"/>
    </style:style>
    <style:style style:name="T27" style:family="text">
      <style:text-properties officeooo:rsid="002bf801"/>
    </style:style>
    <style:style style:name="T28" style:family="text">
      <style:text-properties officeooo:rsid="002c3ae2"/>
    </style:style>
    <style:style style:name="T29" style:family="text">
      <style:text-properties officeooo:rsid="0030d3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ymfony</text:p>
      <text:h text:style-name="P31" text:outline-level="1">Créer un nouveau projet Symfony avec Laragon</text:h>
      <text:p text:style-name="Text_20_body"/>
      <text:p text:style-name="P1">Après avoir démarré Laragon, cliquer dans le menu : créer un site web rapidemment→Symfony.</text:p>
      <text:p text:style-name="P1">Nommer le dossier. Laragon lance alors l’invite de commande et installe symfony/website-skeleton. Mieux vaut être patient, ça prend un certain temps.</text:p>
      <text:p text:style-name="P2">Quand c’est fini, on a les messages suivants :</text:p>
      <text:p text:style-name="P2"><text:s/>* Run your application:</text:p>
      <text:p text:style-name="P2"><text:s text:c="4"/>1. Go to the project directory</text:p>
      <text:p text:style-name="P2"><text:s text:c="4"/>2. Create your code repository with the git init command</text:p>
      <text:p text:style-name="P2"><text:s text:c="4"/>3. Download the Symfony CLI at https://symfony.com/download to install a development web server</text:p>
      <text:p text:style-name="P2">* Read the documentation at https://symfony.com/doc</text:p>
      <text:p text:style-name="P2">C’est une bonne idée d’initialiser un dépôt git, c’est sûr.</text:p>
      <text:p text:style-name="P2">Pour le 3, c’est juste pas possible parce que le serveur de déveleoppement fait maintenant partie du package de base symfony, sauf quand on installe avec Laragon. A la place, on peut utiliser le serveur apache de laragon (de toute façon il tourne) en installant un hôte virtuel.</text:p>
      <text:p text:style-name="P2">C’est pas compliqué, dans le dossier du projet, taper l’instruction suivante dans le terminal de commande :</text:p>
      <text:p text:style-name="P7">composer require symfony/apache-pack </text:p>
      <text:p text:style-name="P3">On a aussi :</text:p>
      <text:p text:style-name="P3"><text:s/>* You're ready to send emails.</text:p>
      <text:p text:style-name="P3"/>
      <text:p text:style-name="P3"><text:s text:c="2"/>* If you want to send emails via a supported email provider, install</text:p>
      <text:p text:style-name="P3"><text:s text:c="4"/>the corresponding bridge.</text:p>
      <text:p text:style-name="P3"><text:s text:c="4"/>For instance, composer require mailgun-mailer for Mailgun.</text:p>
      <text:p text:style-name="P3"/>
      <text:p text:style-name="P3"><text:s text:c="2"/>* If you want to send emails asynchronously:</text:p>
      <text:p text:style-name="P3"/>
      <text:p text:style-name="P3"><text:s text:c="4"/>1. Install the messenger component by running composer require messenger;</text:p>
      <text:p text:style-name="P3"><text:s text:c="4"/>2. Add 'Symfony\Component\Mailer\Messenger\SendEmailMessage': amqp to the</text:p>
      <text:p text:style-name="P3"><text:soft-page-break/><text:s text:c="7"/>config/packages/messenger.yaml file under framework.messenger.routing</text:p>
      <text:p text:style-name="P3"><text:s text:c="7"/>and replace amqp with your transport name of choice.</text:p>
      <text:p text:style-name="P3"/>
      <text:p text:style-name="P3"><text:s text:c="2"/>* Read the documentation at https://symfony.com/doc/master/mailer.html</text:p>
      <text:p text:style-name="P2"><text:s text:c="2"/><text:span text:style-name="T1">J’ai pas encore creusé ça.</text:span></text:p>
      <text:p text:style-name="P3">Et pour finir :</text:p>
      <text:p text:style-name="P3"/>
      <text:p text:style-name="P3"><text:s text:c="2"/>* Modify your DATABASE_URL config in .env</text:p>
      <text:p text:style-name="P3"/>
      <text:p text:style-name="P3"><text:s text:c="2"/>* Configure the driver (mysql) and</text:p>
      <text:p text:style-name="P3"><text:s text:c="4"/>server_version (5.7) in config/packages/doctrine.yaml</text:p>
      <text:p text:style-name="P3"/>
      <text:p text:style-name="P3"><text:s/>* Write test cases in the tests/ folder</text:p>
      <text:p text:style-name="P3"><text:s text:c="2"/>* Run php bin/phpunit</text:p>
      <text:p text:style-name="P3">***** NOTE: Now, you can use pretty url for your awesome project :) *****</text:p>
      <text:p text:style-name="P3">--------------------------------------------------</text:p>
      <text:p text:style-name="P3">(Laragon) Project path: C:/laragon/www/nom_projet</text:p>
      <text:p text:style-name="P3">(Laragon) Pretty url: http://nom_projet.test</text:p>
      <text:p text:style-name="P3">--------------------------------------------------</text:p>
      <text:p text:style-name="P4">Et on autorise le terminal de commande à apporter des modifications, afin de recharger le serveur apache.</text:p>
      <text:h text:style-name="P32" text:outline-level="1">Les trucs sympas à installer en plus :</text:h>
      <text:p text:style-name="P6">composer require annotations </text:p>
      <text:p text:style-name="P5">Pour pouvoir mettre les routes directement dans le contrôleur :</text:p>
      <text:p text:style-name="P27"><text:span text:style-name="T3">class</text:span> <text:span text:style-name="T4">LuckyController</text:span> <text:span text:style-name="T7">extends</text:span> <text:span text:style-name="T4">AbstractController</text:span></text:p>
      <text:p text:style-name="P29">{</text:p>
      <text:p text:style-name="P28">     <text:span text:style-name="T11">/**</text:span></text:p>
      <text:p text:style-name="P30">     <text:span text:style-name="T9">* @Route("/lucky/number")</text:span></text:p>
      <text:p text:style-name="P30">     <text:span text:style-name="T9">*/</text:span></text:p>
      <text:p text:style-name="P28">    <text:span text:style-name="T8">public</text:span><text:span text:style-name="T10"> </text:span><text:span text:style-name="T5">function</text:span><text:span text:style-name="T10"> </text:span><text:span text:style-name="T12">number</text:span><text:span text:style-name="T13">():</text:span><text:span text:style-name="T10"> </text:span><text:span text:style-name="T6">Response</text:span></text:p>
      <text:p text:style-name="P28">    <text:span text:style-name="T13">{</text:span></text:p>
      <text:p text:style-name="P6"/>
      <text:p text:style-name="P5"/>
      <text:p text:style-name="P23">composer require symfony/maker-bundle --dev</text:p>
      <text:p text:style-name="P10"><text:span text:style-name="T2">Pour créer des commandes, des contrôleurs, des entités (doctrine entity), m</text:span><text:span text:style-name="T15">ê</text:span><text:span text:style-name="T2">me des crud…</text:span></text:p>
      <text:p text:style-name="P10"><text:soft-page-break/></text:p>
      <text:p text:style-name="P11">exemple<text:span text:style-name="T23">s</text:span> :</text:p>
      <text:p text:style-name="P11"/>
      <text:p text:style-name="P11"><text:s/>php bin/console make:controller BrandNewController</text:p>
      <text:p text:style-name="Preformatted_20_Text"/>
      <text:p text:style-name="Preformatted_20_Text">created: src/Controller/BrandNewController.php</text:p>
      <text:p text:style-name="P26">created: templates/brandnew/index.html.twig</text:p>
      <text:p text:style-name="P13">Pour les modèles (entities) et la base de donnée :</text:p>
      <text:p text:style-name="P13"/>
      <text:p text:style-name="P24">composer require symfony/orm-pack</text:p>
      <text:p text:style-name="P13"/>
      <text:p text:style-name="P15"><text:span text:style-name="T24">On configure la base de données dans le .env en développement. Par défaut, l’URL de la base de données </text:span><text:span text:style-name="T16">aura</text:span><text:span text:style-name="T24"> le nom du projet avec mysql si on n</text:span><text:span text:style-name="T16">e le change</text:span><text:span text:style-name="T24"> pas, mettre en commentaire (#) la ligne postgresql et décommenter la ligne mysql.</text:span></text:p>
      <text:p text:style-name="P16">On devrait ensuite taper : php bin/console doctrine:database:create mais en fait Laragon l’a déjà fait, et c’est même pour ça qu’il y avait déjà le bon nom (à défaut d’avoir déjà le bon serveur de base de données, <text:span text:style-name="T25">enlever le #, ça Laragon sait pas faire</text:span>).</text:p>
      <text:p text:style-name="P16"/>
      <text:h text:style-name="P33" text:outline-level="1">Créer sa première « entité »</text:h>
      <text:p text:style-name="P16"/>
      <text:p text:style-name="P18"><text:span text:style-name="T26">Maintenant on peut créer une entité, c’est à dire un modèle (</text:span><text:span text:style-name="T17">une</text:span><text:span text:style-name="T26"> classe) qui va correspondre à une table de la base de données avec tous ses champs (propriétés de la classe) qui vont correspondre aux colonnes de la table:</text:span></text:p>
      <text:p text:style-name="P18"/>
      <text:p text:style-name="P18">php bin/console make:entity</text:p>
      <text:p text:style-name="P18"/>
      <text:p text:style-name="P17">Génère un formulaire dans la console qui demande le nom de l’entité et de créer autant de champs qu’on veut.</text:p>
      <text:p text:style-name="P17"/>
      <text:p text:style-name="P19">Après on a le modèle avec toutes les propriétés (private, comme il se doit) et tous les getters et setters pour ces propriétés (cool!). </text:p>
      <text:p text:style-name="P21"><text:span text:style-name="T28">Et on n’a plus qu’à taper la commande suivante pour avoir </text:span><text:span text:style-name="T18">un fichier « migration » qui sera capable de générer la table.</text:span></text:p>
      <text:p text:style-name="P19"/>
      <text:p text:style-name="P19">php bin/console make:migration</text:p>
      <text:p text:style-name="P19"/>
      <text:p text:style-name="P20">On effectue la migration :</text:p>
      <text:p text:style-name="P19"/>
      <text:p text:style-name="P19">php bin/console doctrine:migrations:migrate</text:p>
      <text:p text:style-name="P19"/>
      <text:p text:style-name="P20">On peut aller vérifier dans le gestionnaire de base de données, la table y est bien.</text:p>
      <text:p text:style-name="P19"/>
      <text:p text:style-name="P22">Important : on peut rajouter des propriétés dans la classe manuellement, mais on peut aussi refaire make:entity pour mettre à jour la table.</text:p>
      <text:p text:style-name="P22">php bin/console make:entity --regenerate</text:p>
      <text:p text:style-name="P25">Génère les getters et les setters pour les nouvelles propriétés entrées manuellement.</text:p>
      <text:p text:style-name="P25">On refait ensuite la migration : <text:span text:style-name="T27">php bin/console doctrine:migrations:migrate </text:span>pour mettre à jour la table dans la base.</text:p>
      <text:p text:style-name="P18"/>
      <text:h text:style-name="Heading_20_1" text:outline-level="1">Un contrôleur pour gérer mon entité</text:h>
      <text:p text:style-name="P39"/>
      <text:p text:style-name="P35"><text:span text:style-name="T29">php bin/console </text:span><text:span text:style-name="T19">make:controller n</text:span><text:span text:style-name="T20">om_de_l’entitéC</text:span><text:span text:style-name="T19">ontroller</text:span></text:p>
      <text:p text:style-name="P35"><text:span text:style-name="T19"/></text:p>
      <text:p text:style-name="P36"><text:span text:style-name="T14">Et faire l’implémenation.</text:span></text:p>
      <text:p text:style-name="P36"><text:soft-page-break/><text:span text:style-name="T14">Mais comme je suis paresseuse, comme tout déveleppeur qui se respecte, je peux aussi demander à symfony de me faire directement le crud :</text:span></text:p>
      <text:p text:style-name="P36"><text:span text:style-name="T14"/></text:p>
      <text:p text:style-name="P37"><text:span text:style-name="T20">php bin/console make:crud n</text:span><text:span text:style-name="T21">om_de_l’entité</text:span></text:p>
      <text:p text:style-name="P37"><text:span text:style-name="T21"/></text:p>
      <text:p text:style-name="P38"><text:span text:style-name="T21">Q</text:span><text:span text:style-name="T14">ui va me générer : le contrôleur, les formulaires, les vues… </text:span><text:span text:style-name="T22">Evidemment, ça ne veut pas dire que tout le boulot est fait, il va y avoir du boulot côté css pour que ce soit joli à voir, et si mon entité est particulière, il me faudra rajouter du code, par exemple pour télécharger des images.</text:span></text:p>
      <text:p text:style-name="P39"/>
      <text:p text:style-name="P14"/>
      <text:p text:style-name="P14"/>
      <text:p text:style-name="P13"/>
      <text:p text:style-name="P9"/>
      <text:p text:style-name="P12"/>
      <text:p text:style-name="P9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7T15:14:45.692000000</meta:creation-date>
    <meta:generator>LibreOffice/6.3.4.2$Windows_X86_64 LibreOffice_project/60da17e045e08f1793c57c00ba83cdfce946d0aa</meta:generator>
    <dc:date>2021-02-09T17:18:32.456000000</dc:date>
    <meta:editing-duration>PT56M23S</meta:editing-duration>
    <meta:editing-cycles>18</meta:editing-cycles>
    <meta:document-statistic meta:table-count="0" meta:image-count="0" meta:object-count="0" meta:page-count="4" meta:paragraph-count="78" meta:word-count="788" meta:character-count="5224" meta:non-whitespace-character-count="4426"/>
  </office:meta>
</office:document-meta>
</file>